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fo:font-weight="bold" officeooo:rsid="000ced25" officeooo:paragraph-rsid="000ced25" style:font-weight-asian="bold" style:font-weight-complex="bold"/>
    </style:style>
    <style:style style:name="P2" style:family="paragraph" style:parent-style-name="Standard">
      <style:paragraph-properties fo:line-height="200%" fo:text-align="start" style:justify-single-word="false" fo:text-indent="0.5in" style:auto-text-indent="true"/>
      <style:text-properties fo:font-weight="normal" officeooo:rsid="000ced25" officeooo:paragraph-rsid="000ced25" style:font-weight-asian="normal" style:font-weight-complex="normal"/>
    </style:style>
    <style:style style:name="P3" style:family="paragraph" style:parent-style-name="Standard">
      <style:paragraph-properties fo:line-height="200%" fo:text-align="start" style:justify-single-word="false" fo:text-indent="0in" style:auto-text-indent="true"/>
      <style:text-properties fo:font-weight="normal" officeooo:rsid="000ced25" officeooo:paragraph-rsid="000ced2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erbs 28:2 &amp; 4-5</text:p>
      <text:p text:style-name="P1">2. When there is moral rot within a nation, its government topples easily.</text:p>
      <text:p text:style-name="P1">But wise and knowledgeable leaders bring stability. 4. To reject the law is to praise the wicked; to obey the law is to fight them. 5. Evil people don’t understand justice,</text:p>
      <text:p text:style-name="P1">but those who follow the Lord understand completely.</text:p>
      <text:p text:style-name="P2">Riots again, cities getting destroyed again, moral decay, still. Seems like humanity always rinses and repeats all of the same things constantly. If you watch the news you will see all of these things happening not in some far away country but in our own country. Some of the leaders in our country are actively defying the laws of the land just to get votes. This should not surprise anyone in this room as this has been the playbook for the past 10 years or so. </text:p>
      <text:p text:style-name="P2">We are shown in the Proverbs here what happens when morality is gone in a nation. We are shown what happens when people reject laws and how evil people view justice. This part of scripture could not have come at a more perfect time. It is almost as if, there really is a God who knows what is going on and is in total control. Of course I say this in jest as everyone in this room knows God is in and has always been in total control of His creation. The world wants you to believe that all these things just happen, but we know better. Our eyes and ears have been opened to the evilness in our world today.</text:p>
      <text:p text:style-name="P3">This nation as a whole has rejected God, and we are seeing the repercussions of this rejection. We see that people cry injustice while stomping on others rights, we see illegal things happening all around us and those who are supposed to police such things have their hands tied by immoral rulers who care more for votes than those who vote for them. We also see those who stand against such people get drug through the proverbial mud and made to look crazy, but as always there is hope. We all have a hope in Jesus Christ. Churches all over this nation this morning are praying for the safety and security of this once Godly nation, and are praying for its repentance and acceptance of Jesus as Lord. Jesus Christ is the only hope we have left. Everything else has been tried for years to fix this country, but its only true fixture has to come in the form of repentance God.</text:p>
      <text:p text:style-name="P3"><text:soft-page-break/>Remember this week to continually pray for our leaders, and pray for each of us as we go into this wicked and evil world to shed light in the darkness. As always continue in your Bibles and focus not on things of this world but on the One who created it. </text:p>
      <text:p text:style-name="P3">God Bl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6-21T17:49:24.870076566</meta:creation-date>
    <dc:date>2025-06-21T18:07:40.676537445</dc:date>
    <dc:creator>Christopher Lorenzo</dc:creator>
    <meta:editing-duration>PT2M11S</meta:editing-duration>
    <meta:editing-cycles>1</meta:editing-cycles>
    <meta:document-statistic meta:table-count="0" meta:image-count="0" meta:object-count="0" meta:page-count="2" meta:paragraph-count="9" meta:word-count="478" meta:character-count="2528" meta:non-whitespace-character-count="2057"/>
    <meta:generator>LibreOffice/25.2.3.1$Linux_X86_64 LibreOffice_project/520$Build-1</meta:generator>
  </office:meta>
</office:document-meta>
</file>